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22F0000582B000032DA7D5FB54C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4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11.84mm"/>
    </style:style>
    <style:style style:name="co4" style:family="table-column">
      <style:table-column-properties fo:break-before="auto" style:column-width="5.38mm"/>
    </style:style>
    <style:style style:name="co5" style:family="table-column">
      <style:table-column-properties fo:break-before="auto" style:column-width="23.94mm"/>
    </style:style>
    <style:style style:name="co6" style:family="table-column">
      <style:table-column-properties fo:break-before="auto" style:column-width="18.56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17.48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19.37mm"/>
    </style:style>
    <style:style style:name="co12" style:family="table-column">
      <style:table-column-properties fo:break-before="auto" style:column-width="19.31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21.96mm" fo:break-before="auto" style:use-optimal-row-height="false"/>
    </style:style>
    <style:style style:name="ta1" style:family="table" style:master-page-name="PageStyle_5f__2460_出国日本人数_30fb_訪日外客数_30fb_宿泊施設の外国人割合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0.74pt solid #000000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0.74pt solid #000000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fo:border-bottom="0.0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fo:border-bottom="0.0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auto" fo:border-bottom="0.0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name-complex="ＭＳ Ｐ明朝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name-complex="ＭＳ Ｐ明朝" style:font-size-complex="11pt" style:font-style-complex="normal" style:font-weight-complex="normal"/>
    </style:style>
    <style:style style:name="ce15" style:family="table-cell" style:parent-style-name="標準_20_2">
      <style:table-cell-properties fo:padding="0.71mm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name-complex="ＭＳ Ｐ明朝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1" style:family="table-cell" style:parent-style-name="桁区切り_20_2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2" style:family="table-cell" style:parent-style-name="桁区切り_20_2" style:data-style-name="N13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3" style:family="table-cell" style:parent-style-name="桁区切り_20_2" style:data-style-name="N130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4" style:family="table-cell" style:parent-style-name="桁区切り_20_2" style:data-style-name="N13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5" style:family="table-cell" style:parent-style-name="桁区切り_20_2" style:data-style-name="N130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6" style:family="table-cell" style:parent-style-name="桁区切り_20_2" style:data-style-name="N13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49" style:family="table-cell" style:parent-style-name="桁区切り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0" style:family="table-cell" style:parent-style-name="桁区切り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1" style:family="table-cell" style:parent-style-name="桁区切り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dotted #000000" style:direction="ltr" fo:padding="0.71mm" fo:border-right="none" style:rotation-angle="0" style:rotation-align="none" style:shrink-to-fit="true" fo:border-top="0.74pt dotte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6" style:family="table-cell" style:parent-style-name="桁区切り_20_2" style:data-style-name="N13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7" style:family="table-cell" style:parent-style-name="桁区切り_20_2" style:data-style-name="N13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1" style:family="table-cell" style:parent-style-name="桁区切り_20_2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2" style:family="table-cell" style:parent-style-name="桁区切り_20_2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3" style:family="table-cell" style:parent-style-name="桁区切り_20_2" style:data-style-name="N131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dotted #000000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name-complex="ＭＳ Ｐ明朝" style:font-size-complex="10pt" style:font-style-complex="normal" style:font-weight-complex="normal"/>
    </style:style>
    <style:style style:name="ce66" style:family="table-cell" style:parent-style-name="桁区切り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dotted #000000" style:rotation-angle="0" style:rotation-align="none" style:shrink-to-fit="true" fo:border-top="0.74pt dotte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name-complex="ＭＳ Ｐ明朝" style:font-size-complex="9pt" style:font-style-complex="normal" style:font-weight-complex="normal"/>
    </style:style>
    <style:style style:name="ce70" style:family="table-cell" style:parent-style-name="桁区切り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71" style:family="table-cell" style:parent-style-name="桁区切り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dotted #000000" style:direction="ltr" fo:padding="0.71mm" fo:border-right="0.74pt solid #000000" style:rotation-angle="0" style:rotation-align="none" style:shrink-to-fit="true" fo:border-top="0.74pt dotte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name-complex="ＭＳ Ｐ明朝" style:font-size-complex="10pt" style:font-style-complex="normal" style:font-weight-complex="normal"/>
    </style:style>
    <style:style style:name="ce73" style:family="table-cell" style:parent-style-name="桁区切り_20_2" style:data-style-name="N13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dotte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74" style:family="table-cell" style:parent-style-name="桁区切り_20_2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dotte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2pt" fo:font-style="normal" fo:text-shadow="none" style:text-underline-style="none" fo:font-weight="normal" style:font-name-asian="ＭＳ Ｐ明朝" style:font-size-asian="12pt" style:font-style-asian="normal" style:font-weight-asian="normal" style:font-name-complex="ＭＳ Ｐ明朝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name-complex="ＭＳ Ｐ明朝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①出国日本人数・訪日外客数・宿泊施設の外国人割合" table:style-name="ta1" table:print-ranges="'①出国日本人数・訪日外客数・宿泊施設の外国人割合'.A1:'①出国日本人数・訪日外客数・宿泊施設の外国人割合'.N53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4" table:default-cell-style-name="ce15"/>
        <table:table-column table:style-name="co7" table:default-cell-style-name="ce15"/>
        <table:table-column table:style-name="co6" table:default-cell-style-name="ce15"/>
        <table:table-column table:style-name="co4" table:default-cell-style-name="ce15"/>
        <table:table-column table:style-name="co8" table:default-cell-style-name="ce15"/>
        <table:table-column table:style-name="co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43" table:default-cell-style-name="ce1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（４）観光産業</text:p>
          </table:table-cell>
          <table:table-cell table:style-name="ce1"/>
          <table:table-cell table:style-name="ce3" table:number-columns-repeated="102"/>
          <table:table-cell table:number-columns-repeated="920"/>
        </table:table-row>
        <table:table-row table:style-name="ro1">
          <table:table-cell table:style-name="ce1"/>
          <table:table-cell table:style-name="ce1" office:value-type="string" calcext:value-type="string">
            <text:p>　①　出国日本人数・訪日外客数・宿泊施設の外国人割合</text:p>
          </table:table-cell>
          <table:table-cell table:style-name="ce3" table:number-columns-repeated="102"/>
          <table:table-cell table:number-columns-repeated="920"/>
        </table:table-row>
        <table:table-row table:style-name="ro2">
          <table:table-cell table:style-name="ce2"/>
          <table:table-cell table:style-name="ce16">
            <draw:frame table:end-cell-address="'①出国日本人数・訪日外客数・宿泊施設の外国人割合'.N23" table:end-x="10.78mm" table:end-y="4.51mm" draw:z-index="0" draw:name="図 3" draw:style-name="gr1" draw:text-style-name="P1" svg:width="178.35mm" svg:height="99.76mm" svg:x="0mm" svg:y="0mm">
              <draw:image xlink:href="Pictures/2000022F0000582B000032DA7D5FB54C.wmf" xlink:type="simple" xlink:show="embed" xlink:actuate="onLoad">
                <text:p/>
              </draw:image>
            </draw:frame>
          </table:table-cell>
          <table:table-cell table:style-name="ce3" table:number-columns-repeated="102"/>
          <table:table-cell table:number-columns-repeated="920"/>
        </table:table-row>
        <table:table-row table:style-name="ro2">
          <table:table-cell table:style-name="ce2"/>
          <table:table-cell table:style-name="ce16"/>
          <table:table-cell table:style-name="ce3" table:number-columns-repeated="102"/>
          <table:table-cell table:number-columns-repeated="920"/>
        </table:table-row>
        <table:table-row table:style-name="ro2" table:number-rows-repeated="19">
          <table:table-cell table:style-name="ce3" table:number-columns-repeated="104"/>
          <table:table-cell table:number-columns-repeated="920"/>
        </table:table-row>
        <table:table-row table:style-name="ro1">
          <table:table-cell table:style-name="ce4" table:number-columns-spanned="3" table:number-rows-spanned="2"/>
          <table:covered-table-cell table:style-name="ce17"/>
          <table:covered-table-cell table:style-name="ce28"/>
          <table:table-cell table:style-name="ce39" office:value-type="string" calcext:value-type="string" table:number-columns-spanned="3" table:number-rows-spanned="1">
            <text:p>出国日本人数</text:p>
          </table:table-cell>
          <table:covered-table-cell table:style-name="ce47"/>
          <table:covered-table-cell table:style-name="ce53"/>
          <table:table-cell table:style-name="ce39" office:value-type="string" calcext:value-type="string" table:number-columns-spanned="3" table:number-rows-spanned="1">
            <text:p>訪日外客数</text:p>
          </table:table-cell>
          <table:covered-table-cell table:style-name="ce47"/>
          <table:covered-table-cell table:style-name="ce53"/>
          <table:table-cell table:style-name="ce60" office:value-type="string" calcext:value-type="string" table:number-columns-spanned="5" table:number-rows-spanned="1">
            <text:p>宿泊施設の外国人割合</text:p>
          </table:table-cell>
          <table:covered-table-cell table:number-columns-repeated="3" table:style-name="ce47"/>
          <table:covered-table-cell table:style-name="ce53"/>
          <table:table-cell table:style-name="ce3" table:number-columns-repeated="90"/>
          <table:table-cell table:number-columns-repeated="920"/>
        </table:table-row>
        <table:table-row table:style-name="ro3">
          <table:covered-table-cell table:style-name="ce5"/>
          <table:covered-table-cell table:style-name="ce18"/>
          <table:covered-table-cell table:style-name="ce29"/>
          <table:table-cell table:style-name="ce40"/>
          <table:table-cell table:style-name="ce48" office:value-type="string" calcext:value-type="string">
            <text:p>（人）</text:p>
          </table:table-cell>
          <table:table-cell table:style-name="ce54" office:value-type="string" calcext:value-type="string">
            <text:p>前年同月比(%)</text:p>
          </table:table-cell>
          <table:table-cell table:style-name="ce55"/>
          <table:table-cell table:style-name="ce48" office:value-type="string" calcext:value-type="string">
            <text:p>（人）</text:p>
          </table:table-cell>
          <table:table-cell table:style-name="ce54" office:value-type="string" calcext:value-type="string">
            <text:p>前年同月比(%)</text:p>
          </table:table-cell>
          <table:table-cell table:style-name="ce55"/>
          <table:table-cell table:style-name="ce65" office:value-type="string" calcext:value-type="string">
            <text:p>延べ</text:p>
            <text:p>宿泊者数</text:p>
            <text:p>（万人泊） </text:p>
          </table:table-cell>
          <table:table-cell table:style-name="ce68"/>
          <table:table-cell table:style-name="ce69" office:value-type="string" calcext:value-type="string">
            <text:p>うち</text:p>
            <text:p>外国人数</text:p>
            <text:p>（万人泊）</text:p>
          </table:table-cell>
          <table:table-cell table:style-name="ce72" office:value-type="string" calcext:value-type="string">
            <text:p>外国人シェア</text:p>
            <text:p>(%)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table-cell table:style-name="ce6" office:value-type="string" calcext:value-type="string" table:number-columns-spanned="1" table:number-rows-spanned="4">
            <text:p>暦年</text:p>
          </table:table-cell>
          <table:table-cell table:style-name="ce19" office:value-type="string" calcext:value-type="string" table:number-columns-spanned="2" table:number-rows-spanned="1">
            <text:p>2011年</text:p>
          </table:table-cell>
          <table:covered-table-cell table:style-name="ce30"/>
          <table:table-cell table:style-name="ce41"/>
          <table:table-cell table:style-name="ce49" office:value-type="float" office:value="16994200" calcext:value-type="float">
            <text:p>16,994,200</text:p>
          </table:table-cell>
          <table:table-cell table:style-name="ce41" office:value-type="float" office:value="2.14564641312758" calcext:value-type="float">
            <text:p>2.1</text:p>
          </table:table-cell>
          <table:table-cell table:style-name="ce56"/>
          <table:table-cell table:style-name="ce49" office:value-type="float" office:value="6218747" calcext:value-type="float">
            <text:p>6,218,747</text:p>
          </table:table-cell>
          <table:table-cell table:style-name="ce41" office:value-type="float" office:value="-27.7828287080451" calcext:value-type="float">
            <text:p>△ 27.8</text:p>
          </table:table-cell>
          <table:table-cell table:style-name="ce61"/>
          <table:table-cell table:style-name="ce49" office:value-type="float" office:value="41723.445" calcext:value-type="float">
            <text:p>41,723</text:p>
          </table:table-cell>
          <table:table-cell table:style-name="ce61"/>
          <table:table-cell table:style-name="ce70" office:value-type="float" office:value="1841.571" calcext:value-type="float">
            <text:p>1,842</text:p>
          </table:table-cell>
          <table:table-cell table:style-name="ce73" office:value-type="float" office:value="4.41375586316039" calcext:value-type="float">
            <text:p>4.4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19" office:value-type="string" calcext:value-type="string" table:number-columns-spanned="2" table:number-rows-spanned="1">
            <text:p>2012年</text:p>
          </table:table-cell>
          <table:covered-table-cell table:style-name="ce30"/>
          <table:table-cell table:style-name="ce41"/>
          <table:table-cell table:style-name="ce49" office:value-type="float" office:value="18490657" calcext:value-type="float">
            <text:p>18,490,657</text:p>
          </table:table-cell>
          <table:table-cell table:style-name="ce41" office:value-type="float" office:value="8.80569253039272" calcext:value-type="float">
            <text:p>8.8</text:p>
          </table:table-cell>
          <table:table-cell table:style-name="ce56"/>
          <table:table-cell table:style-name="ce49" office:value-type="float" office:value="8358105" calcext:value-type="float">
            <text:p>8,358,105</text:p>
          </table:table-cell>
          <table:table-cell table:style-name="ce41" office:value-type="float" office:value="34.4017532792378" calcext:value-type="float">
            <text:p>34.4</text:p>
          </table:table-cell>
          <table:table-cell table:style-name="ce62"/>
          <table:table-cell table:style-name="ce49" office:value-type="float" office:value="43949.511" calcext:value-type="float">
            <text:p>43,950</text:p>
          </table:table-cell>
          <table:table-cell table:style-name="ce62"/>
          <table:table-cell table:style-name="ce70" office:value-type="float" office:value="2631.434" calcext:value-type="float">
            <text:p>2,631</text:p>
          </table:table-cell>
          <table:table-cell table:style-name="ce73" office:value-type="float" office:value="5.98740222615901" calcext:value-type="float">
            <text:p>6.0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19" office:value-type="string" calcext:value-type="string" table:number-columns-spanned="2" table:number-rows-spanned="1">
            <text:p>2013年</text:p>
          </table:table-cell>
          <table:covered-table-cell table:style-name="ce30"/>
          <table:table-cell table:style-name="ce41"/>
          <table:table-cell table:style-name="ce49" office:value-type="float" office:value="17472748" calcext:value-type="float">
            <text:p>17,472,748</text:p>
          </table:table-cell>
          <table:table-cell table:style-name="ce41" office:value-type="float" office:value="-5.50499098003927" calcext:value-type="float">
            <text:p>△ 5.5</text:p>
          </table:table-cell>
          <table:table-cell table:style-name="ce56"/>
          <table:table-cell table:style-name="ce49" office:value-type="float" office:value="10363904" calcext:value-type="float">
            <text:p>10,363,904</text:p>
          </table:table-cell>
          <table:table-cell table:style-name="ce41" office:value-type="float" office:value="23.9982507996729" calcext:value-type="float">
            <text:p>24.0</text:p>
          </table:table-cell>
          <table:table-cell table:style-name="ce56"/>
          <table:table-cell table:style-name="ce49" office:value-type="float" office:value="46589.338" calcext:value-type="float">
            <text:p>46,589</text:p>
          </table:table-cell>
          <table:table-cell table:style-name="ce56"/>
          <table:table-cell table:style-name="ce70" office:value-type="float" office:value="3349.572" calcext:value-type="float">
            <text:p>3,350</text:p>
          </table:table-cell>
          <table:table-cell table:style-name="ce73" office:value-type="float" office:value="7.18956770752999" calcext:value-type="float">
            <text:p>7.2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8"/>
          <table:table-cell table:style-name="ce19" office:value-type="string" calcext:value-type="string" table:number-columns-spanned="2" table:number-rows-spanned="1">
            <text:p>2014年</text:p>
          </table:table-cell>
          <table:covered-table-cell table:style-name="ce30"/>
          <table:table-cell table:style-name="ce41" office:value-type="string" calcext:value-type="string">
            <text:p>p</text:p>
          </table:table-cell>
          <table:table-cell table:style-name="ce49" office:value-type="float" office:value="16902622" calcext:value-type="float">
            <text:p>16,902,622</text:p>
          </table:table-cell>
          <table:table-cell table:style-name="ce41" office:value-type="float" office:value="-3.26294410014956" calcext:value-type="float">
            <text:p>△ 3.3</text:p>
          </table:table-cell>
          <table:table-cell table:style-name="ce56" office:value-type="string" calcext:value-type="string">
            <text:p>p</text:p>
          </table:table-cell>
          <table:table-cell table:style-name="ce49" office:value-type="float" office:value="13413567" calcext:value-type="float">
            <text:p>13,413,567</text:p>
          </table:table-cell>
          <table:table-cell table:style-name="ce41" office:value-type="float" office:value="29.4258128983055" calcext:value-type="float">
            <text:p>29.4</text:p>
          </table:table-cell>
          <table:table-cell table:style-name="ce63"/>
          <table:table-cell table:style-name="ce51"/>
          <table:table-cell table:style-name="ce63"/>
          <table:table-cell table:style-name="ce71"/>
          <table:table-cell table:style-name="ce74"/>
          <table:table-cell table:style-name="ce3" table:number-columns-repeated="90"/>
          <table:table-cell table:number-columns-repeated="920"/>
        </table:table-row>
        <table:table-row table:style-name="ro1">
          <table:table-cell table:style-name="ce9" office:value-type="string" calcext:value-type="string" table:number-columns-spanned="1" table:number-rows-spanned="4">
            <text:p>年度</text:p>
          </table:table-cell>
          <table:table-cell table:style-name="ce20" office:value-type="string" calcext:value-type="string" table:number-columns-spanned="2" table:number-rows-spanned="1">
            <text:p>2010年度</text:p>
          </table:table-cell>
          <table:covered-table-cell table:style-name="ce31"/>
          <table:table-cell table:style-name="ce42"/>
          <table:table-cell table:style-name="ce50" office:value-type="float" office:value="16614112" calcext:value-type="float">
            <text:p>16,614,112</text:p>
          </table:table-cell>
          <table:table-cell table:style-name="ce42" office:value-type="float" office:value="6.42049326917658" calcext:value-type="float">
            <text:p>6.4</text:p>
          </table:table-cell>
          <table:table-cell table:style-name="ce44"/>
          <table:table-cell table:style-name="ce50" office:value-type="float" office:value="8342326" calcext:value-type="float">
            <text:p>8,342,326</text:p>
          </table:table-cell>
          <table:table-cell table:style-name="ce42" office:value-type="float" office:value="15.1176459954714" calcext:value-type="float">
            <text:p>15.1</text:p>
          </table:table-cell>
          <table:table-cell table:style-name="ce56"/>
          <table:table-cell table:style-name="ce49" office:value-type="float" office:value="35662.322" calcext:value-type="float">
            <text:p>35,662</text:p>
          </table:table-cell>
          <table:table-cell table:style-name="ce56"/>
          <table:table-cell table:style-name="ce70" office:value-type="float" office:value="2542.869" calcext:value-type="float">
            <text:p>2,543</text:p>
          </table:table-cell>
          <table:table-cell table:style-name="ce73" office:value-type="float" office:value="7.13040782930512" calcext:value-type="float">
            <text:p>7.1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19" office:value-type="string" calcext:value-type="string" table:number-columns-spanned="2" table:number-rows-spanned="1">
            <text:p>2011年度</text:p>
          </table:table-cell>
          <table:covered-table-cell table:style-name="ce30"/>
          <table:table-cell table:style-name="ce41"/>
          <table:table-cell table:style-name="ce49" office:value-type="float" office:value="17540839" calcext:value-type="float">
            <text:p>17,540,839</text:p>
          </table:table-cell>
          <table:table-cell table:style-name="ce41" office:value-type="float" office:value="5.57795084082737" calcext:value-type="float">
            <text:p>5.6</text:p>
          </table:table-cell>
          <table:table-cell table:style-name="ce56"/>
          <table:table-cell table:style-name="ce49" office:value-type="float" office:value="6377483" calcext:value-type="float">
            <text:p>6,377,483</text:p>
          </table:table-cell>
          <table:table-cell table:style-name="ce41" office:value-type="float" office:value="-23.5526998105804" calcext:value-type="float">
            <text:p>△ 23.6</text:p>
          </table:table-cell>
          <table:table-cell table:style-name="ce56"/>
          <table:table-cell table:style-name="ce49" office:value-type="float" office:value="42363.794" calcext:value-type="float">
            <text:p>42,364</text:p>
          </table:table-cell>
          <table:table-cell table:style-name="ce56"/>
          <table:table-cell table:style-name="ce70" office:value-type="float" office:value="1871.28" calcext:value-type="float">
            <text:p>1,871</text:p>
          </table:table-cell>
          <table:table-cell table:style-name="ce73" office:value-type="float" office:value="4.41716811294097" calcext:value-type="float">
            <text:p>4.4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19" office:value-type="string" calcext:value-type="string" table:number-columns-spanned="2" table:number-rows-spanned="1">
            <text:p>2012年度</text:p>
          </table:table-cell>
          <table:covered-table-cell table:style-name="ce30"/>
          <table:table-cell table:style-name="ce41"/>
          <table:table-cell table:style-name="ce49" office:value-type="float" office:value="18293582" calcext:value-type="float">
            <text:p>18,293,582</text:p>
          </table:table-cell>
          <table:table-cell table:style-name="ce41" office:value-type="float" office:value="4.29137397589705" calcext:value-type="float">
            <text:p>4.3</text:p>
          </table:table-cell>
          <table:table-cell table:style-name="ce56"/>
          <table:table-cell table:style-name="ce49" office:value-type="float" office:value="8708300" calcext:value-type="float">
            <text:p>8,708,300</text:p>
          </table:table-cell>
          <table:table-cell table:style-name="ce41" office:value-type="float" office:value="36.5476003620864" calcext:value-type="float">
            <text:p>36.5</text:p>
          </table:table-cell>
          <table:table-cell table:style-name="ce56"/>
          <table:table-cell table:style-name="ce49" office:value-type="float" office:value="44481.59" calcext:value-type="float">
            <text:p>44,482</text:p>
          </table:table-cell>
          <table:table-cell table:style-name="ce56"/>
          <table:table-cell table:style-name="ce70" office:value-type="float" office:value="2730.684" calcext:value-type="float">
            <text:p>2,731</text:p>
          </table:table-cell>
          <table:table-cell table:style-name="ce73" office:value-type="float" office:value="6.13890825395405" calcext:value-type="float">
            <text:p>6.1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8"/>
          <table:table-cell table:style-name="ce21" office:value-type="string" calcext:value-type="string" table:number-columns-spanned="2" table:number-rows-spanned="1">
            <text:p>2013年度</text:p>
          </table:table-cell>
          <table:covered-table-cell table:style-name="ce32"/>
          <table:table-cell table:style-name="ce43"/>
          <table:table-cell table:style-name="ce51" office:value-type="float" office:value="17284087" calcext:value-type="float">
            <text:p>17,284,087</text:p>
          </table:table-cell>
          <table:table-cell table:style-name="ce45" office:value-type="float" office:value="-5.51830144582948" calcext:value-type="float">
            <text:p>△ 5.5</text:p>
          </table:table-cell>
          <table:table-cell table:style-name="ce43"/>
          <table:table-cell table:style-name="ce51" office:value-type="float" office:value="10983398" calcext:value-type="float">
            <text:p>10,983,398</text:p>
          </table:table-cell>
          <table:table-cell table:style-name="ce45" office:value-type="float" office:value="26.1256272751283" calcext:value-type="float">
            <text:p>26.1</text:p>
          </table:table-cell>
          <table:table-cell table:style-name="ce63"/>
          <table:table-cell table:style-name="ce51" office:value-type="float" office:value="46845.603" calcext:value-type="float">
            <text:p>46,846</text:p>
          </table:table-cell>
          <table:table-cell table:style-name="ce63"/>
          <table:table-cell table:style-name="ce71" office:value-type="float" office:value="3599.73" calcext:value-type="float">
            <text:p>3,600</text:p>
          </table:table-cell>
          <table:table-cell table:style-name="ce74" office:value-type="float" office:value="7.6842430654591" calcext:value-type="float">
            <text:p>7.7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table-cell table:style-name="ce9" office:value-type="string" calcext:value-type="string" table:number-columns-spanned="1" table:number-rows-spanned="4">
            <text:p>四半期</text:p>
          </table:table-cell>
          <table:table-cell table:style-name="ce22" office:value-type="string" calcext:value-type="string" table:number-columns-spanned="2" table:number-rows-spanned="1">
            <text:p>2014年Ⅰ期</text:p>
          </table:table-cell>
          <table:covered-table-cell table:style-name="ce33"/>
          <table:table-cell table:style-name="ce44"/>
          <table:table-cell table:style-name="ce50" office:value-type="float" office:value="4255028" calcext:value-type="float">
            <text:p>4,255,028</text:p>
          </table:table-cell>
          <table:table-cell table:style-name="ce42" office:value-type="float" office:value="-4.24559414486477" calcext:value-type="float">
            <text:p>△ 4.2</text:p>
          </table:table-cell>
          <table:table-cell table:style-name="ce44"/>
          <table:table-cell table:style-name="ce50" office:value-type="float" office:value="2874588" calcext:value-type="float">
            <text:p>2,874,588</text:p>
          </table:table-cell>
          <table:table-cell table:style-name="ce42" office:value-type="float" office:value="27.4708726110752" calcext:value-type="float">
            <text:p>27.5</text:p>
          </table:table-cell>
          <table:table-cell table:style-name="ce56"/>
          <table:table-cell table:style-name="ce49" office:value-type="float" office:value="10665.662" calcext:value-type="float">
            <text:p>10,666</text:p>
          </table:table-cell>
          <table:table-cell table:style-name="ce56"/>
          <table:table-cell table:style-name="ce70" office:value-type="float" office:value="919.581" calcext:value-type="float">
            <text:p>920</text:p>
          </table:table-cell>
          <table:table-cell table:style-name="ce73" office:value-type="float" office:value="8.62188394869442" calcext:value-type="float">
            <text:p>8.6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3" office:value-type="string" calcext:value-type="string" table:number-columns-spanned="2" table:number-rows-spanned="1">
            <text:p>2014年Ⅱ期</text:p>
          </table:table-cell>
          <table:covered-table-cell table:style-name="ce34"/>
          <table:table-cell table:style-name="ce41"/>
          <table:table-cell table:style-name="ce49" office:value-type="float" office:value="3758926" calcext:value-type="float">
            <text:p>3,758,926</text:p>
          </table:table-cell>
          <table:table-cell table:style-name="ce41" office:value-type="float" office:value="-1.31187688604618" calcext:value-type="float">
            <text:p>△ 1.3</text:p>
          </table:table-cell>
          <table:table-cell table:style-name="ce56"/>
          <table:table-cell table:style-name="ce49" office:value-type="float" office:value="3383955" calcext:value-type="float">
            <text:p>3,383,955</text:p>
          </table:table-cell>
          <table:table-cell table:style-name="ce41" office:value-type="float" office:value="25.3552984618211" calcext:value-type="float">
            <text:p>25.4</text:p>
          </table:table-cell>
          <table:table-cell table:style-name="ce56"/>
          <table:table-cell table:style-name="ce49" office:value-type="float" office:value="11039.334" calcext:value-type="float">
            <text:p>11,039</text:p>
          </table:table-cell>
          <table:table-cell table:style-name="ce56"/>
          <table:table-cell table:style-name="ce70" office:value-type="float" office:value="1171.493" calcext:value-type="float">
            <text:p>1,171</text:p>
          </table:table-cell>
          <table:table-cell table:style-name="ce73" office:value-type="float" office:value="10.6119898175017" calcext:value-type="float">
            <text:p>10.6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3" office:value-type="string" calcext:value-type="string" table:number-columns-spanned="2" table:number-rows-spanned="1">
            <text:p>2014年Ⅲ期</text:p>
          </table:table-cell>
          <table:covered-table-cell table:style-name="ce34"/>
          <table:table-cell table:style-name="ce41"/>
          <table:table-cell table:style-name="ce49" office:value-type="float" office:value="4718902" calcext:value-type="float">
            <text:p>4,718,902</text:p>
          </table:table-cell>
          <table:table-cell table:style-name="ce41" office:value-type="float" office:value="-2.64720918266932" calcext:value-type="float">
            <text:p>△ 2.6</text:p>
          </table:table-cell>
          <table:table-cell table:style-name="ce56"/>
          <table:table-cell table:style-name="ce49" office:value-type="float" office:value="3478719" calcext:value-type="float">
            <text:p>3,478,719</text:p>
          </table:table-cell>
          <table:table-cell table:style-name="ce41" office:value-type="float" office:value="25.2970688058574" calcext:value-type="float">
            <text:p>25.3</text:p>
          </table:table-cell>
          <table:table-cell table:style-name="ce56"/>
          <table:table-cell table:style-name="ce49" office:value-type="float" office:value="13555.242" calcext:value-type="float">
            <text:p>13,555</text:p>
          </table:table-cell>
          <table:table-cell table:style-name="ce56"/>
          <table:table-cell table:style-name="ce70" office:value-type="float" office:value="1154.029" calcext:value-type="float">
            <text:p>1,154</text:p>
          </table:table-cell>
          <table:table-cell table:style-name="ce73" office:value-type="float" office:value="8.51352561614171" calcext:value-type="float">
            <text:p>8.5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8"/>
          <table:table-cell table:style-name="ce24" office:value-type="string" calcext:value-type="string" table:number-columns-spanned="2" table:number-rows-spanned="1">
            <text:p>2014年Ⅳ期</text:p>
          </table:table-cell>
          <table:covered-table-cell table:style-name="ce35"/>
          <table:table-cell table:style-name="ce45" office:value-type="string" calcext:value-type="string">
            <text:p>p</text:p>
          </table:table-cell>
          <table:table-cell table:style-name="ce51" office:value-type="float" office:value="4169766" calcext:value-type="float">
            <text:p>4,169,766</text:p>
          </table:table-cell>
          <table:table-cell table:style-name="ce45" office:value-type="float" office:value="-4.64631746051347" calcext:value-type="float">
            <text:p>△ 4.6</text:p>
          </table:table-cell>
          <table:table-cell table:style-name="ce43" office:value-type="string" calcext:value-type="string">
            <text:p>p</text:p>
          </table:table-cell>
          <table:table-cell table:style-name="ce51" office:value-type="float" office:value="3676305" calcext:value-type="float">
            <text:p>3,676,305</text:p>
          </table:table-cell>
          <table:table-cell table:style-name="ce45" office:value-type="float" office:value="39.6272686599249" calcext:value-type="float">
            <text:p>39.6</text:p>
          </table:table-cell>
          <table:table-cell table:style-name="ce63"/>
          <table:table-cell table:style-name="ce51"/>
          <table:table-cell table:style-name="ce63"/>
          <table:table-cell table:style-name="ce71"/>
          <table:table-cell table:style-name="ce74"/>
          <table:table-cell table:style-name="ce3" table:number-columns-repeated="90"/>
          <table:table-cell table:number-columns-repeated="920"/>
        </table:table-row>
        <table:table-row table:style-name="ro1">
          <table:table-cell table:style-name="ce10" office:value-type="string" calcext:value-type="string" table:number-columns-spanned="1" table:number-rows-spanned="14">
            <text:p>月次</text:p>
          </table:table-cell>
          <table:table-cell table:style-name="ce25" office:value-type="string" calcext:value-type="string">
            <text:p>2013年</text:p>
          </table:table-cell>
          <table:table-cell table:style-name="ce36" office:value-type="string" calcext:value-type="string">
            <text:p>11月</text:p>
          </table:table-cell>
          <table:table-cell table:style-name="ce41"/>
          <table:table-cell table:style-name="ce49" office:value-type="float" office:value="1400278" calcext:value-type="float">
            <text:p>1,400,278</text:p>
          </table:table-cell>
          <table:table-cell table:style-name="ce41" office:value-type="float" office:value="-2.38584373821456" calcext:value-type="float">
            <text:p>△ 2.4</text:p>
          </table:table-cell>
          <table:table-cell table:style-name="ce56"/>
          <table:table-cell table:style-name="ce49" office:value-type="float" office:value="839891" calcext:value-type="float">
            <text:p>839,891</text:p>
          </table:table-cell>
          <table:table-cell table:style-name="ce41" office:value-type="float" office:value="29.5032904272313" calcext:value-type="float">
            <text:p>29.5</text:p>
          </table:table-cell>
          <table:table-cell table:style-name="ce56"/>
          <table:table-cell table:style-name="ce49" office:value-type="float" office:value="4007.409" calcext:value-type="float">
            <text:p>4,007</text:p>
          </table:table-cell>
          <table:table-cell table:style-name="ce56"/>
          <table:table-cell table:style-name="ce70" office:value-type="float" office:value="284.417" calcext:value-type="float">
            <text:p>284</text:p>
          </table:table-cell>
          <table:table-cell table:style-name="ce73" office:value-type="float" office:value="7.09727906485213" calcext:value-type="float">
            <text:p>7.1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12月</text:p>
          </table:table-cell>
          <table:table-cell table:style-name="ce41"/>
          <table:table-cell table:style-name="ce49" office:value-type="float" office:value="1476833" calcext:value-type="float">
            <text:p>1,476,833</text:p>
          </table:table-cell>
          <table:table-cell table:style-name="ce41" office:value-type="float" office:value="2.83006124546368" calcext:value-type="float">
            <text:p>2.8</text:p>
          </table:table-cell>
          <table:table-cell table:style-name="ce56"/>
          <table:table-cell table:style-name="ce49" office:value-type="float" office:value="864491" calcext:value-type="float">
            <text:p>864,491</text:p>
          </table:table-cell>
          <table:table-cell table:style-name="ce41" office:value-type="float" office:value="25.3468642658396" calcext:value-type="float">
            <text:p>25.3</text:p>
          </table:table-cell>
          <table:table-cell table:style-name="ce56"/>
          <table:table-cell table:style-name="ce49" office:value-type="float" office:value="3708.229" calcext:value-type="float">
            <text:p>3,708</text:p>
          </table:table-cell>
          <table:table-cell table:style-name="ce56"/>
          <table:table-cell table:style-name="ce70" office:value-type="float" office:value="273.937" calcext:value-type="float">
            <text:p>274</text:p>
          </table:table-cell>
          <table:table-cell table:style-name="ce73" office:value-type="float" office:value="7.38727300822037" calcext:value-type="float">
            <text:p>7.4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 office:value-type="string" calcext:value-type="string">
            <text:p>2014年</text:p>
          </table:table-cell>
          <table:table-cell table:style-name="ce36" office:value-type="string" calcext:value-type="string">
            <text:p>1月</text:p>
          </table:table-cell>
          <table:table-cell table:style-name="ce41"/>
          <table:table-cell table:style-name="ce49" office:value-type="float" office:value="1253404" calcext:value-type="float">
            <text:p>1,253,404</text:p>
          </table:table-cell>
          <table:table-cell table:style-name="ce41" office:value-type="float" office:value="-7.88122345456804" calcext:value-type="float">
            <text:p>△ 7.9</text:p>
          </table:table-cell>
          <table:table-cell table:style-name="ce56"/>
          <table:table-cell table:style-name="ce49" office:value-type="float" office:value="944009" calcext:value-type="float">
            <text:p>944,009</text:p>
          </table:table-cell>
          <table:table-cell table:style-name="ce41" office:value-type="float" office:value="41.1897817860935" calcext:value-type="float">
            <text:p>41.2</text:p>
          </table:table-cell>
          <table:table-cell table:style-name="ce56"/>
          <table:table-cell table:style-name="ce49" office:value-type="float" office:value="3333.828" calcext:value-type="float">
            <text:p>3,334</text:p>
          </table:table-cell>
          <table:table-cell table:style-name="ce56"/>
          <table:table-cell table:style-name="ce70" office:value-type="float" office:value="285.576" calcext:value-type="float">
            <text:p>286</text:p>
          </table:table-cell>
          <table:table-cell table:style-name="ce73" office:value-type="float" office:value="8.56600880429344" calcext:value-type="float">
            <text:p>8.6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2月</text:p>
          </table:table-cell>
          <table:table-cell table:style-name="ce41"/>
          <table:table-cell table:style-name="ce49" office:value-type="float" office:value="1404873" calcext:value-type="float">
            <text:p>1,404,873</text:p>
          </table:table-cell>
          <table:table-cell table:style-name="ce41" office:value-type="float" office:value="-1.80060155190046" calcext:value-type="float">
            <text:p>△ 1.8</text:p>
          </table:table-cell>
          <table:table-cell table:style-name="ce56"/>
          <table:table-cell table:style-name="ce49" office:value-type="float" office:value="880020" calcext:value-type="float">
            <text:p>880,020</text:p>
          </table:table-cell>
          <table:table-cell table:style-name="ce41" office:value-type="float" office:value="20.6399254242865" calcext:value-type="float">
            <text:p>20.6</text:p>
          </table:table-cell>
          <table:table-cell table:style-name="ce56"/>
          <table:table-cell table:style-name="ce49" office:value-type="float" office:value="3262.071" calcext:value-type="float">
            <text:p>3,262</text:p>
          </table:table-cell>
          <table:table-cell table:style-name="ce56"/>
          <table:table-cell table:style-name="ce70" office:value-type="float" office:value="307.942" calcext:value-type="float">
            <text:p>308</text:p>
          </table:table-cell>
          <table:table-cell table:style-name="ce73" office:value-type="float" office:value="9.44007656485711" calcext:value-type="float">
            <text:p>9.4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3月</text:p>
          </table:table-cell>
          <table:table-cell table:style-name="ce41"/>
          <table:table-cell table:style-name="ce49" office:value-type="float" office:value="1596751" calcext:value-type="float">
            <text:p>1,596,751</text:p>
          </table:table-cell>
          <table:table-cell table:style-name="ce41" office:value-type="float" office:value="-3.36876224342888" calcext:value-type="float">
            <text:p>△ 3.4</text:p>
          </table:table-cell>
          <table:table-cell table:style-name="ce56"/>
          <table:table-cell table:style-name="ce49" office:value-type="float" office:value="1050559" calcext:value-type="float">
            <text:p>1,050,559</text:p>
          </table:table-cell>
          <table:table-cell table:style-name="ce41" office:value-type="float" office:value="22.5822147337764" calcext:value-type="float">
            <text:p>22.6</text:p>
          </table:table-cell>
          <table:table-cell table:style-name="ce56"/>
          <table:table-cell table:style-name="ce49" office:value-type="float" office:value="4069.763" calcext:value-type="float">
            <text:p>4,070</text:p>
          </table:table-cell>
          <table:table-cell table:style-name="ce56"/>
          <table:table-cell table:style-name="ce70" office:value-type="float" office:value="326.063" calcext:value-type="float">
            <text:p>326</text:p>
          </table:table-cell>
          <table:table-cell table:style-name="ce73" office:value-type="float" office:value="8.01184245863948" calcext:value-type="float">
            <text:p>8.0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4月</text:p>
          </table:table-cell>
          <table:table-cell table:style-name="ce41"/>
          <table:table-cell table:style-name="ce49" office:value-type="float" office:value="1189132" calcext:value-type="float">
            <text:p>1,189,132</text:p>
          </table:table-cell>
          <table:table-cell table:style-name="ce41" office:value-type="float" office:value="-4.44425515774992" calcext:value-type="float">
            <text:p>△ 4.4</text:p>
          </table:table-cell>
          <table:table-cell table:style-name="ce56"/>
          <table:table-cell table:style-name="ce49" office:value-type="float" office:value="1231471" calcext:value-type="float">
            <text:p>1,231,471</text:p>
          </table:table-cell>
          <table:table-cell table:style-name="ce41" office:value-type="float" office:value="33.4180193864252" calcext:value-type="float">
            <text:p>33.4</text:p>
          </table:table-cell>
          <table:table-cell table:style-name="ce56"/>
          <table:table-cell table:style-name="ce49" office:value-type="float" office:value="3548.662" calcext:value-type="float">
            <text:p>3,549</text:p>
          </table:table-cell>
          <table:table-cell table:style-name="ce56"/>
          <table:table-cell table:style-name="ce70" office:value-type="float" office:value="449.804" calcext:value-type="float">
            <text:p>450</text:p>
          </table:table-cell>
          <table:table-cell table:style-name="ce73" office:value-type="float" office:value="12.6753125544219" calcext:value-type="float">
            <text:p>12.7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5月</text:p>
          </table:table-cell>
          <table:table-cell table:style-name="ce41"/>
          <table:table-cell table:style-name="ce49" office:value-type="float" office:value="1280765" calcext:value-type="float">
            <text:p>1,280,765</text:p>
          </table:table-cell>
          <table:table-cell table:style-name="ce41" office:value-type="float" office:value="1.23264067279496" calcext:value-type="float">
            <text:p>1.2</text:p>
          </table:table-cell>
          <table:table-cell table:style-name="ce56"/>
          <table:table-cell table:style-name="ce49" office:value-type="float" office:value="1097211" calcext:value-type="float">
            <text:p>1,097,211</text:p>
          </table:table-cell>
          <table:table-cell table:style-name="ce41" office:value-type="float" office:value="25.3370999579624" calcext:value-type="float">
            <text:p>25.3</text:p>
          </table:table-cell>
          <table:table-cell table:style-name="ce56"/>
          <table:table-cell table:style-name="ce49" office:value-type="float" office:value="3982.256" calcext:value-type="float">
            <text:p>3,982</text:p>
          </table:table-cell>
          <table:table-cell table:style-name="ce56"/>
          <table:table-cell table:style-name="ce70" office:value-type="float" office:value="370.725" calcext:value-type="float">
            <text:p>371</text:p>
          </table:table-cell>
          <table:table-cell table:style-name="ce73" office:value-type="float" office:value="9.30942159419184" calcext:value-type="float">
            <text:p>9.3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6月</text:p>
          </table:table-cell>
          <table:table-cell table:style-name="ce41"/>
          <table:table-cell table:style-name="ce49" office:value-type="float" office:value="1289029" calcext:value-type="float">
            <text:p>1,289,029</text:p>
          </table:table-cell>
          <table:table-cell table:style-name="ce41" office:value-type="float" office:value="-0.789433581213061" calcext:value-type="float">
            <text:p>△ 0.8</text:p>
          </table:table-cell>
          <table:table-cell table:style-name="ce56"/>
          <table:table-cell table:style-name="ce49" office:value-type="float" office:value="1055273" calcext:value-type="float">
            <text:p>1,055,273</text:p>
          </table:table-cell>
          <table:table-cell table:style-name="ce41" office:value-type="float" office:value="17.1138407175501" calcext:value-type="float">
            <text:p>17.1</text:p>
          </table:table-cell>
          <table:table-cell table:style-name="ce56"/>
          <table:table-cell table:style-name="ce49" office:value-type="float" office:value="3508.416" calcext:value-type="float">
            <text:p>3,508</text:p>
          </table:table-cell>
          <table:table-cell table:style-name="ce56"/>
          <table:table-cell table:style-name="ce70" office:value-type="float" office:value="350.964" calcext:value-type="float">
            <text:p>351</text:p>
          </table:table-cell>
          <table:table-cell table:style-name="ce73" office:value-type="float" office:value="10.0034887538992" calcext:value-type="float">
            <text:p>10.0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7月</text:p>
          </table:table-cell>
          <table:table-cell table:style-name="ce41"/>
          <table:table-cell table:style-name="ce49" office:value-type="float" office:value="1414912" calcext:value-type="float">
            <text:p>1,414,912</text:p>
          </table:table-cell>
          <table:table-cell table:style-name="ce41" office:value-type="float" office:value="-2.70711093660717" calcext:value-type="float">
            <text:p>△ 2.7</text:p>
          </table:table-cell>
          <table:table-cell table:style-name="ce56"/>
          <table:table-cell table:style-name="ce49" office:value-type="float" office:value="1270048" calcext:value-type="float">
            <text:p>1,270,048</text:p>
          </table:table-cell>
          <table:table-cell table:style-name="ce41" office:value-type="float" office:value="26.6208854752391" calcext:value-type="float">
            <text:p>26.6</text:p>
          </table:table-cell>
          <table:table-cell table:style-name="ce56"/>
          <table:table-cell table:style-name="ce49" office:value-type="float" office:value="4182.536" calcext:value-type="float">
            <text:p>4,183</text:p>
          </table:table-cell>
          <table:table-cell table:style-name="ce56"/>
          <table:table-cell table:style-name="ce70" office:value-type="float" office:value="432.987" calcext:value-type="float">
            <text:p>433</text:p>
          </table:table-cell>
          <table:table-cell table:style-name="ce73" office:value-type="float" office:value="10.3522599685932" calcext:value-type="float">
            <text:p>10.4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8月</text:p>
          </table:table-cell>
          <table:table-cell table:style-name="ce41"/>
          <table:table-cell table:style-name="ce49" office:value-type="float" office:value="1783127" calcext:value-type="float">
            <text:p>1,783,127</text:p>
          </table:table-cell>
          <table:table-cell table:style-name="ce41" office:value-type="float" office:value="-3.02151050507346" calcext:value-type="float">
            <text:p>△ 3.0</text:p>
          </table:table-cell>
          <table:table-cell table:style-name="ce56"/>
          <table:table-cell table:style-name="ce49" office:value-type="float" office:value="1109569" calcext:value-type="float">
            <text:p>1,109,569</text:p>
          </table:table-cell>
          <table:table-cell table:style-name="ce41" office:value-type="float" office:value="22.4177744630006" calcext:value-type="float">
            <text:p>22.4</text:p>
          </table:table-cell>
          <table:table-cell table:style-name="ce56"/>
          <table:table-cell table:style-name="ce49" office:value-type="float" office:value="5406.356" calcext:value-type="float">
            <text:p>5,406</text:p>
          </table:table-cell>
          <table:table-cell table:style-name="ce56"/>
          <table:table-cell table:style-name="ce70" office:value-type="float" office:value="380.274" calcext:value-type="float">
            <text:p>380</text:p>
          </table:table-cell>
          <table:table-cell table:style-name="ce73" office:value-type="float" office:value="7.03383203029915" calcext:value-type="float">
            <text:p>7.0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9月</text:p>
          </table:table-cell>
          <table:table-cell table:style-name="ce41"/>
          <table:table-cell table:style-name="ce49" office:value-type="float" office:value="1520863" calcext:value-type="float">
            <text:p>1,520,863</text:p>
          </table:table-cell>
          <table:table-cell table:style-name="ce41" office:value-type="float" office:value="-2.1483618507657" calcext:value-type="float">
            <text:p>△ 2.1</text:p>
          </table:table-cell>
          <table:table-cell table:style-name="ce56"/>
          <table:table-cell table:style-name="ce49" office:value-type="float" office:value="1099102" calcext:value-type="float">
            <text:p>1,099,102</text:p>
          </table:table-cell>
          <table:table-cell table:style-name="ce41" office:value-type="float" office:value="26.7756751706526" calcext:value-type="float">
            <text:p>26.8</text:p>
          </table:table-cell>
          <table:table-cell table:style-name="ce56"/>
          <table:table-cell table:style-name="ce49" office:value-type="float" office:value="3966.35" calcext:value-type="float">
            <text:p>3,966</text:p>
          </table:table-cell>
          <table:table-cell table:style-name="ce56"/>
          <table:table-cell table:style-name="ce70" office:value-type="float" office:value="340.768" calcext:value-type="float">
            <text:p>341</text:p>
          </table:table-cell>
          <table:table-cell table:style-name="ce73" office:value-type="float" office:value="8.59147579008408" calcext:value-type="float">
            <text:p>8.6 </text:p>
          </table:table-cell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10月</text:p>
          </table:table-cell>
          <table:table-cell table:style-name="ce41" office:value-type="string" calcext:value-type="string">
            <text:p>r</text:p>
          </table:table-cell>
          <table:table-cell table:style-name="ce49" office:value-type="float" office:value="1417766" calcext:value-type="float">
            <text:p>1,417,766</text:p>
          </table:table-cell>
          <table:table-cell table:style-name="ce41" office:value-type="float" office:value="-5.21915504106065" calcext:value-type="float">
            <text:p>△ 5.2</text:p>
          </table:table-cell>
          <table:table-cell table:style-name="ce56" office:value-type="string" calcext:value-type="string">
            <text:p>r</text:p>
          </table:table-cell>
          <table:table-cell table:style-name="ce49" office:value-type="float" office:value="1271705" calcext:value-type="float">
            <text:p>1,271,705</text:p>
          </table:table-cell>
          <table:table-cell table:style-name="ce41" office:value-type="float" office:value="36.954531748083" calcext:value-type="float">
            <text:p>37.0</text:p>
          </table:table-cell>
          <table:table-cell table:style-name="ce56"/>
          <table:table-cell table:style-name="ce49"/>
          <table:table-cell table:style-name="ce56"/>
          <table:table-cell table:style-name="ce70"/>
          <table:table-cell table:style-name="ce73"/>
          <table:table-cell table:style-name="ce3" table:number-columns-repeated="90"/>
          <table:table-cell table:number-columns-repeated="920"/>
        </table:table-row>
        <table:table-row table:style-name="ro1">
          <table:covered-table-cell table:style-name="ce7"/>
          <table:table-cell table:style-name="ce25"/>
          <table:table-cell table:style-name="ce36" office:value-type="string" calcext:value-type="string">
            <text:p>11月</text:p>
          </table:table-cell>
          <table:table-cell table:style-name="ce41" office:value-type="string" calcext:value-type="string">
            <text:p>p</text:p>
          </table:table-cell>
          <table:table-cell table:style-name="ce49" office:value-type="float" office:value="1355000" calcext:value-type="float">
            <text:p>1,355,000</text:p>
          </table:table-cell>
          <table:table-cell table:style-name="ce41" office:value-type="float" office:value="-3.23350077627443" calcext:value-type="float">
            <text:p>△ 3.2</text:p>
          </table:table-cell>
          <table:table-cell table:style-name="ce56" office:value-type="string" calcext:value-type="string">
            <text:p>p</text:p>
          </table:table-cell>
          <table:table-cell table:style-name="ce49" office:value-type="float" office:value="1168500" calcext:value-type="float">
            <text:p>1,168,500</text:p>
          </table:table-cell>
          <table:table-cell table:style-name="ce41" office:value-type="float" office:value="39.1251960075772" calcext:value-type="float">
            <text:p>39.1</text:p>
          </table:table-cell>
          <table:table-cell table:style-name="ce56"/>
          <table:table-cell table:style-name="ce49"/>
          <table:table-cell table:style-name="ce56"/>
          <table:table-cell table:style-name="ce70"/>
          <table:table-cell table:style-name="ce73"/>
          <table:table-cell table:style-name="ce3" table:number-columns-repeated="90"/>
          <table:table-cell table:number-columns-repeated="920"/>
        </table:table-row>
        <table:table-row table:style-name="ro4">
          <table:covered-table-cell table:style-name="ce11"/>
          <table:table-cell table:style-name="ce25"/>
          <table:table-cell table:style-name="ce37" office:value-type="string" calcext:value-type="string">
            <text:p>12月</text:p>
          </table:table-cell>
          <table:table-cell table:style-name="ce46" office:value-type="string" calcext:value-type="string">
            <text:p>p</text:p>
          </table:table-cell>
          <table:table-cell table:style-name="ce49" office:value-type="float" office:value="1397000" calcext:value-type="float">
            <text:p>1,397,000</text:p>
          </table:table-cell>
          <table:table-cell table:style-name="ce41" office:value-type="float" office:value="-5.40568906572375" calcext:value-type="float">
            <text:p>△ 5.4</text:p>
          </table:table-cell>
          <table:table-cell table:style-name="ce57" office:value-type="string" calcext:value-type="string">
            <text:p>p</text:p>
          </table:table-cell>
          <table:table-cell table:style-name="ce49" office:value-type="float" office:value="1236100" calcext:value-type="float">
            <text:p>1,236,100</text:p>
          </table:table-cell>
          <table:table-cell table:style-name="ce41" office:value-type="float" office:value="42.9858726117449" calcext:value-type="float">
            <text:p>43.0</text:p>
          </table:table-cell>
          <table:table-cell table:style-name="ce57"/>
          <table:table-cell table:style-name="ce66"/>
          <table:table-cell table:style-name="ce57"/>
          <table:table-cell table:style-name="ce70"/>
          <table:table-cell table:style-name="ce73"/>
          <table:table-cell table:style-name="ce3" table:number-columns-repeated="90"/>
          <table:table-cell table:number-columns-repeated="920"/>
        </table:table-row>
        <table:table-row table:style-name="ro5">
          <table:table-cell table:style-name="ce12" office:value-type="string" calcext:value-type="string" table:number-columns-spanned="3" table:number-rows-spanned="1">
            <text:p>資料出所</text:p>
          </table:table-cell>
          <table:covered-table-cell table:style-name="ce26"/>
          <table:covered-table-cell table:style-name="ce38"/>
          <table:table-cell table:style-name="ce46" office:value-type="string" calcext:value-type="string">
            <text:p>国際観光振興機構(JNTO)訪日外客統計</text:p>
          </table:table-cell>
          <table:table-cell table:style-name="ce52" table:number-columns-repeated="4"/>
          <table:table-cell table:style-name="ce59"/>
          <table:table-cell table:style-name="ce64" office:value-type="string" calcext:value-type="string" table:number-columns-spanned="5" table:number-rows-spanned="1">
            <text:p>宿泊旅行統計調査</text:p>
          </table:table-cell>
          <table:covered-table-cell table:number-columns-repeated="3" table:style-name="ce67"/>
          <table:covered-table-cell table:style-name="ce75"/>
          <table:table-cell table:style-name="ce3" table:number-columns-repeated="90"/>
          <table:table-cell table:number-columns-repeated="920"/>
        </table:table-row>
        <table:table-row table:style-name="ro6">
          <table:table-cell table:style-name="ce13" office:value-type="string" calcext:value-type="string" table:number-columns-spanned="14" table:number-rows-spanned="1">
            <text:p>（注）（1）出国日本人数及び訪日外客数は国際観光振興機構の推計による。（2）宿泊旅行統計調査の対象とする宿泊施設は、旅館、ホテル、簡易宿所で、従業者数が10人以上の施設であり、平成22年４月からは、従業者数９人以下を含む全宿泊施設に調査対象が拡充された。なお、延べ宿泊数は宿泊者の延べ人数であり、子供や乳幼児も含んでいる。（3）ｐ印は速報値を、ｒ印は修正値を示す。（4）暦年、年度及び四半期の原数値は、四捨五入の関係で各月の積上げ値と一致しないことがある。</text:p>
          </table:table-cell>
          <table:covered-table-cell table:number-columns-repeated="12" table:style-name="ce27"/>
          <table:covered-table-cell table:style-name="ce76"/>
          <table:table-cell table:style-name="ce3" table:number-columns-repeated="90"/>
          <table:table-cell table:number-columns-repeated="920"/>
        </table:table-row>
        <table:table-row table:style-name="ro2">
          <table:table-cell table:style-name="ce14" table:number-columns-repeated="14"/>
          <table:table-cell table:style-name="ce3" table:number-columns-repeated="90"/>
          <table:table-cell table:number-columns-repeated="920"/>
        </table:table-row>
        <table:table-row table:style-name="ro2">
          <table:table-cell table:style-name="ce3" table:number-columns-repeated="104"/>
          <table:table-cell table:number-columns-repeated="920"/>
        </table:table-row>
        <table:table-row table:style-name="ro2">
          <table:table-cell table:style-name="ce3" table:number-columns-repeated="6"/>
          <table:table-cell table:style-name="ce58"/>
          <table:table-cell table:style-name="ce3" table:number-columns-repeated="97"/>
          <table:table-cell table:number-columns-repeated="920"/>
        </table:table-row>
        <table:table-row table:style-name="ro2" table:number-rows-repeated="2944">
          <table:table-cell table:style-name="ce3" table:number-columns-repeated="104"/>
          <table:table-cell table:number-columns-repeated="920"/>
        </table:table-row>
        <table:table-row table:style-name="ro2" table:number-rows-repeated="1045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①出国日本人数・訪日外客数・宿泊施設の外国人割合'.$A$1" table:cell-range-address="$'①出国日本人数・訪日外客数・宿泊施設の外国人割合'.$A$1:.$N$53" table:range-usable-as="print-range"/>
        </table:named-expressions>
      </table:table>
      <table:table table:name="Sheet2" table:style-name="ta2">
        <table:table-column table:style-name="co1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Excel_BuiltIn_Recorder" table:base-cell-address="$'①出国日本人数・訪日外客数・宿泊施設の外国人割合'.$A$1" table:expression="['file:///%E3%80%90%E3%83%95%E3%82%A9%E3%83%AB%E3%83%80%EF%BC%91%E3%80%91%E4%BC%81%E7%94%BB%E8%AA%BF%E6%9F%BB%EF%BC%91%E4%BF%82/01.%E5%9B%BD%E5%9C%9F%E4%BA%A4%E9%80%9A%E6%9C%88%E4%BE%8B%E7%B5%8C%E6%B8%88/04.%E5%85%AC%E8%A1%A8%E4%BD%9C%E6%A5%AD/02.%E5%9B%BD%E5%9C%9F%E4%BA%A4%E9%80%9A%E6%9C%88%E4%BE%8B%E7%B5%8C%E6%B8%88%E5%85%AC%E9%96%8B%E7%94%A8%E3%83%97%E3%83%AD%E3%82%B0%E3%83%A9%E3%83%A0/%E5%B9%B3%E6%88%9027%E5%B9%B41%E6%9C%88%E5%8F%B7/%EF%BC%93%EF%BC%8E%E5%9B%BD%E5%9C%9F%E4%BA%A4%E9%80%9A%E7%94%A3%E6%A5%AD%E3%81%AE%E6%A6%82%E6%B3%81/%EF%BC%88%EF%BC%94%EF%BC%89%E8%A6%B3%E5%85%89%E7%94%A3%E6%A5%AD/%E3%80%90%E6%B8%88%E3%80%91%E2%91%AE-%E5%87%BA%E5%85%A5%E5%9B%BD%EF%BC%86%E3%83%9B%E3%83%86%E3%83%AB%EF%BC%8B%EF%BC%A7.xls'#$''.$B$1:.$B$1048576]"/>
        <table:named-expression table:name="Record1" table:base-cell-address="$'①出国日本人数・訪日外客数・宿泊施設の外国人割合'.$A$1" table:expression="['file:///%E3%80%90%E3%83%95%E3%82%A9%E3%83%AB%E3%83%80%EF%BC%91%E3%80%91%E4%BC%81%E7%94%BB%E8%AA%BF%E6%9F%BB%EF%BC%91%E4%BF%82/01.%E5%9B%BD%E5%9C%9F%E4%BA%A4%E9%80%9A%E6%9C%88%E4%BE%8B%E7%B5%8C%E6%B8%88/04.%E5%85%AC%E8%A1%A8%E4%BD%9C%E6%A5%AD/02.%E5%9B%BD%E5%9C%9F%E4%BA%A4%E9%80%9A%E6%9C%88%E4%BE%8B%E7%B5%8C%E6%B8%88%E5%85%AC%E9%96%8B%E7%94%A8%E3%83%97%E3%83%AD%E3%82%B0%E3%83%A9%E3%83%A0/%E5%B9%B3%E6%88%9027%E5%B9%B41%E6%9C%88%E5%8F%B7/%EF%BC%93%EF%BC%8E%E5%9B%BD%E5%9C%9F%E4%BA%A4%E9%80%9A%E7%94%A3%E6%A5%AD%E3%81%AE%E6%A6%82%E6%B3%81/%EF%BC%88%EF%BC%94%EF%BC%89%E8%A6%B3%E5%85%89%E7%94%A3%E6%A5%AD/%E3%80%90%E6%B8%88%E3%80%91%E2%91%AE-%E5%87%BA%E5%85%A5%E5%9B%BD%EF%BC%86%E3%83%9B%E3%83%86%E3%83%AB%EF%BC%8B%EF%BC%A7.xls'#$''.$A$1]"/>
        <table:named-expression table:name="Record2" table:base-cell-address="$'①出国日本人数・訪日外客数・宿泊施設の外国人割合'.$A$1" table:expression="['file:///%E3%80%90%E3%83%95%E3%82%A9%E3%83%AB%E3%83%80%EF%BC%91%E3%80%91%E4%BC%81%E7%94%BB%E8%AA%BF%E6%9F%BB%EF%BC%91%E4%BF%82/01.%E5%9B%BD%E5%9C%9F%E4%BA%A4%E9%80%9A%E6%9C%88%E4%BE%8B%E7%B5%8C%E6%B8%88/04.%E5%85%AC%E8%A1%A8%E4%BD%9C%E6%A5%AD/02.%E5%9B%BD%E5%9C%9F%E4%BA%A4%E9%80%9A%E6%9C%88%E4%BE%8B%E7%B5%8C%E6%B8%88%E5%85%AC%E9%96%8B%E7%94%A8%E3%83%97%E3%83%AD%E3%82%B0%E3%83%A9%E3%83%A0/%E5%B9%B3%E6%88%9027%E5%B9%B41%E6%9C%88%E5%8F%B7/%EF%BC%93%EF%BC%8E%E5%9B%BD%E5%9C%9F%E4%BA%A4%E9%80%9A%E7%94%A3%E6%A5%AD%E3%81%AE%E6%A6%82%E6%B3%81/%EF%BC%88%EF%BC%94%EF%BC%89%E8%A6%B3%E5%85%89%E7%94%A3%E6%A5%AD/%E3%80%90%E6%B8%88%E3%80%91%E2%91%AE-%E5%87%BA%E5%85%A5%E5%9B%BD%EF%BC%86%E3%83%9B%E3%83%86%E3%83%AB%EF%BC%8B%EF%BC%A7.xls'#$''.$A$1]"/>
        <table:named-expression table:name="Record3" table:base-cell-address="$'①出国日本人数・訪日外客数・宿泊施設の外国人割合'.$A$1" table:expression="['file:///%E3%80%90%E3%83%95%E3%82%A9%E3%83%AB%E3%83%80%EF%BC%91%E3%80%91%E4%BC%81%E7%94%BB%E8%AA%BF%E6%9F%BB%EF%BC%91%E4%BF%82/01.%E5%9B%BD%E5%9C%9F%E4%BA%A4%E9%80%9A%E6%9C%88%E4%BE%8B%E7%B5%8C%E6%B8%88/04.%E5%85%AC%E8%A1%A8%E4%BD%9C%E6%A5%AD/02.%E5%9B%BD%E5%9C%9F%E4%BA%A4%E9%80%9A%E6%9C%88%E4%BE%8B%E7%B5%8C%E6%B8%88%E5%85%AC%E9%96%8B%E7%94%A8%E3%83%97%E3%83%AD%E3%82%B0%E3%83%A9%E3%83%A0/%E5%B9%B3%E6%88%9027%E5%B9%B41%E6%9C%88%E5%8F%B7/%EF%BC%93%EF%BC%8E%E5%9B%BD%E5%9C%9F%E4%BA%A4%E9%80%9A%E7%94%A3%E6%A5%AD%E3%81%AE%E6%A6%82%E6%B3%81/%EF%BC%88%EF%BC%94%EF%BC%89%E8%A6%B3%E5%85%89%E7%94%A3%E6%A5%AD/%E3%80%90%E6%B8%88%E3%80%91%E2%91%AE-%E5%87%BA%E5%85%A5%E5%9B%BD%EF%BC%86%E3%83%9B%E3%83%86%E3%83%AB%EF%BC%8B%EF%BC%A7.xls'#$''.$B$1]"/>
        <table:named-expression table:name="wrn_k1_" table:base-cell-address="$'①出国日本人数・訪日外客数・宿泊施設の外国人割合'.$A$1" table:expression="{#N/A;#N/A;FALSE;&quot;貨物１&quot;}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Hiragino Mincho ProN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loext:text> ¥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loext:text> 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loext:text> ¥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5P2" style:volatile="true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P0" style:volatile="true">
      <number:number number:decimal-places="1" number:min-integer-digits="1"/>
    </number:number-style>
    <number:number-style style:name="N130">
      <number:text>△ </number:text>
      <number:number number:decimal-places="1" number:min-integer-digits="1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1" number:min-integer-digits="1"/>
      <number:text> </number:text>
    </number:number-style>
    <number:number-style style:name="N132">
      <style:text-properties fo:color="#ff0000"/>
      <number:text>(</number:text>
      <number:number number:decimal-places="1" number:min-integer-digits="1"/>
      <number:text>)</number:text>
      <style:map style:condition="value()&gt;=0" style:apply-style-name="N132P0"/>
    </number:number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7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number:min-integer-digits="1" number:grouping="true"/>
    </number:number-style>
    <number:number-style style:name="N10125" number:language="ja" number:country="JP">
      <number:text>-¥</number:text>
      <number:number number: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integer-digits="1" number:grouping="true"/>
    </number:number-style>
    <number:number-style style:name="N10127" number:language="ja" number:country="JP">
      <number:text>-¥</number:text>
      <number:number number: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8P0"/>
    </number:number-style>
    <style:style style:name="Default" style:family="table-cell">
      <style:table-cell-properties fo:padding="0.71mm" style:rotation-align="none" style:vertical-align="middle"/>
      <style:text-properties fo:color="#000000"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ＭＳ Ｐゴシック" style:font-family-complex="'ＭＳ Ｐゴシック'" style:font-family-generic-complex="modern" style:font-pitch-complex="fixed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桁区切り_20_2" style:display-name="桁区切り 2" style:family="table-cell" style:parent-style-name="Default" style:data-style-name="N119">
      <style:table-cell-properties fo:padding="0.71mm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name-complex="ＭＳ Ｐゴシック" style:font-family-complex="'ＭＳ Ｐゴシック'" style:font-family-generic-complex="modern" style:font-pitch-complex="fixed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first-page-number="continue" style:scale-to="94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460_出国日本人数_30fb_訪日外客数_30fb_宿泊施設の外国人割合" style:display-name="PageStyle_①出国日本人数・訪日外客数・宿泊施設の外国人割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情報化推進課</meta:initial-creator>
    <meta:creation-date>2015-02-02T17:53:17</meta:creation-date>
    <dc:date>2015-11-18T15:32:43.760971000</dc:date>
    <meta:editing-duration>PT6M26S</meta:editing-duration>
    <meta:editing-cycles>1</meta:editing-cycles>
    <meta:document-statistic meta:table-count="3" meta:cell-count="225" meta:object-count="1"/>
    <meta:generator>LibreOffice/4.4.5.2$MacOSX_X86_64 LibreOffice_project/a22f674fd25a3b6f45bdebf25400ed2adff0ff99</meta:generator>
  </office:meta>
</office:document-meta>
</file>